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imple" draw:style-name="gr1" draw:text-style-name="P2" draw:layer="layout" svg:width="5.023cm" svg:height="2.511cm" svg:x="8.335cm" svg:y="12.767cm">
          <text:p text:style-name="P1"><text:span text:style-name="T1">Simpl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text-style-name="P3" draw:layer="layout" svg:width="3.75cm" svg:height="1.75cm" svg:x="8cm" svg:y="3.5cm">
          <draw:text-box>
            <text:p>RETRAI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3T16:20:22.761365974</meta:creation-date>
    <dc:date>2021-11-03T16:24:14.113173410</dc:date>
    <meta:editing-duration>PT3M53S</meta:editing-duration>
    <meta:editing-cycles>1</meta:editing-cycles>
    <meta:document-statistic meta:object-count="2"/>
    <meta:generator>LibreOffice/7.1.2.2$Linux_AARCH64 LibreOffice_project/10$Build-2</meta:generator>
  </office:meta>
</office:document-meta>
</file>